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master-page-name="Standard">
      <style:paragraph-properties fo:margin-top="0.03cm" fo:margin-bottom="0.03cm" style:contextual-spacing="false" fo:line-height="100%" style:page-number="1" fo:padding="0cm" fo:border="none"/>
      <style:text-properties fo:color="#3faf46" loext:opacity="100%" fo:font-size="22pt" style:text-underline-style="none" fo:font-weight="bold" officeooo:paragraph-rsid="001cef6a" style:font-size-asian="22pt" style:font-weight-asian="bold" style:font-size-complex="22pt"/>
    </style:style>
    <style:style style:name="P2" style:family="paragraph" style:parent-style-name="Standard">
      <style:paragraph-properties fo:margin-top="0.03cm" fo:margin-bottom="0.03cm" style:contextual-spacing="false" fo:line-height="100%" fo:padding="0cm" fo:border="none"/>
      <style:text-properties officeooo:paragraph-rsid="001e7785"/>
    </style:style>
    <style:style style:name="P3" style:family="paragraph">
      <style:paragraph-properties fo:text-align="center"/>
    </style:style>
    <style:style style:name="P4" style:family="paragraph">
      <loext:graphic-properties draw:fill="solid" draw:fill-color="#a0a0a0"/>
      <style:paragraph-properties fo:text-align="center"/>
    </style:style>
    <style:style style:name="P5" style:family="paragraph" style:parent-style-name="Standard">
      <style:paragraph-properties fo:margin-top="0.03cm" fo:margin-bottom="0.03cm" style:contextual-spacing="false" fo:line-height="100%"/>
    </style:style>
    <style:style style:name="P6" style:family="paragraph" style:parent-style-name="Heading_20_3">
      <loext:graphic-properties draw:fill="solid" draw:fill-color="#ffffff"/>
      <style:paragraph-properties fo:margin-top="0.03cm" fo:margin-bottom="0.03cm" style:contextual-spacing="false" fo:line-height="100%" fo:keep-together="auto" fo:background-color="#ffffff" fo:padding="0cm" fo:border="none" fo:keep-with-next="auto"/>
      <style:text-properties fo:color="#3faf46" loext:opacity="100%" fo:font-size="16.5pt" fo:font-weight="bold" style:font-size-asian="16.5pt" style:font-weight-asian="bold" style:font-size-complex="16.5pt"/>
    </style:style>
    <style:style style:name="P7" style:family="paragraph" style:parent-style-name="Standard">
      <loext:graphic-properties draw:fill="solid" draw:fill-color="#ffffff"/>
      <style:paragraph-properties fo:margin-top="0.03cm" fo:margin-bottom="0.03cm" style:contextual-spacing="false" fo:line-height="100%" fo:background-color="#ffffff" fo:padding="0cm" fo:border="none"/>
      <style:text-properties fo:color="#0d0d0d" loext:opacity="100%" fo:font-size="12pt" style:font-size-asian="12pt" style:font-size-complex="12pt"/>
    </style:style>
    <style:style style:name="P8" style:family="paragraph" style:parent-style-name="Standard">
      <loext:graphic-properties draw:fill="solid" draw:fill-color="#ffffff"/>
      <style:paragraph-properties fo:margin-top="0.03cm" fo:margin-bottom="0.03cm" style:contextual-spacing="false" fo:line-height="100%" fo:background-color="#ffffff" fo:padding="0cm" fo:border="none"/>
    </style:style>
    <style:style style:name="P9" style:family="paragraph" style:parent-style-name="Standard" style:list-style-name="WWNum2">
      <loext:graphic-properties draw:fill="solid" draw:fill-color="#ffffff"/>
      <style:paragraph-properties fo:margin-left="1.27cm" fo:margin-right="0cm" fo:margin-top="0.03cm" fo:margin-bottom="0.03cm" style:contextual-spacing="false" fo:line-height="100%" fo:text-indent="-0.635cm" style:auto-text-indent="false" fo:background-color="#ffffff" fo:padding="0cm" fo:border="none"/>
      <style:text-properties fo:color="#0d0d0d" loext:opacity="100%" fo:font-size="12pt" style:font-size-asian="12pt" style:font-size-complex="12pt"/>
    </style:style>
    <style:style style:name="P10" style:family="paragraph" style:parent-style-name="Standard" style:list-style-name="WWNum6">
      <loext:graphic-properties draw:fill="solid" draw:fill-color="#ffffff"/>
      <style:paragraph-properties fo:margin-left="1.27cm" fo:margin-right="0cm" fo:margin-top="0.03cm" fo:margin-bottom="0.03cm" style:contextual-spacing="false" fo:line-height="100%" fo:text-indent="-0.635cm" style:auto-text-indent="false" fo:background-color="#ffffff" fo:padding="0cm" fo:border="none"/>
      <style:text-properties fo:color="#0d0d0d" loext:opacity="100%" fo:font-size="12pt" style:font-size-asian="12pt" style:font-size-complex="12pt"/>
    </style:style>
    <style:style style:name="P11" style:family="paragraph" style:parent-style-name="Standard" style:list-style-name="WWNum4">
      <loext:graphic-properties draw:fill="solid" draw:fill-color="#ffffff"/>
      <style:paragraph-properties fo:margin-left="1.27cm" fo:margin-right="0cm" fo:margin-top="0.03cm" fo:margin-bottom="0.03cm" style:contextual-spacing="false" fo:line-height="100%" fo:text-indent="-0.635cm" style:auto-text-indent="false" fo:background-color="#ffffff" fo:padding="0cm" fo:border="none"/>
      <style:text-properties fo:color="#0d0d0d" loext:opacity="100%" fo:font-size="12pt" style:font-size-asian="12pt" style:font-size-complex="12pt"/>
    </style:style>
    <style:style style:name="P12" style:family="paragraph" style:parent-style-name="Standard" style:list-style-name="WWNum7">
      <loext:graphic-properties draw:fill="solid" draw:fill-color="#ffffff"/>
      <style:paragraph-properties fo:margin-left="1.27cm" fo:margin-right="0cm" fo:margin-top="0.03cm" fo:margin-bottom="0.03cm" style:contextual-spacing="false" fo:line-height="100%" fo:text-indent="-0.635cm" style:auto-text-indent="false" fo:background-color="#ffffff" fo:padding="0cm" fo:border="none"/>
      <style:text-properties fo:color="#0d0d0d" loext:opacity="100%" fo:font-size="12pt" style:font-size-asian="12pt" style:font-size-complex="12pt"/>
    </style:style>
    <style:style style:name="P13" style:family="paragraph" style:parent-style-name="Standard">
      <loext:graphic-properties draw:fill="solid" draw:fill-color="#ffffff"/>
      <style:paragraph-properties fo:margin-left="0cm" fo:margin-right="0cm" fo:margin-top="0.03cm" fo:margin-bottom="0.03cm" style:contextual-spacing="false" fo:line-height="100%" fo:text-indent="0cm" style:auto-text-indent="false" fo:background-color="#ffffff" fo:padding="0cm" fo:border="none"/>
      <style:text-properties fo:color="#0d0d0d" loext:opacity="100%" fo:font-size="12pt" fo:font-weight="bold" style:font-size-asian="12pt" style:font-weight-asian="bold" style:font-size-complex="12pt"/>
    </style:style>
    <style:style style:name="P14" style:family="paragraph" style:parent-style-name="Standard">
      <loext:graphic-properties draw:fill="solid" draw:fill-color="#ffffff"/>
      <style:paragraph-properties fo:margin-top="0.03cm" fo:margin-bottom="0.03cm" style:contextual-spacing="false" fo:line-height="100%" fo:background-color="#ffffff" fo:padding="0cm" fo:border="none"/>
      <style:text-properties fo:color="#0d0d0d" loext:opacity="100%" fo:font-size="12pt" fo:font-weight="bold" style:font-size-asian="12pt" style:font-weight-asian="bold" style:font-size-complex="12pt"/>
    </style:style>
    <style:style style:name="P15" style:family="paragraph" style:parent-style-name="Standard" style:list-style-name="WWNum5">
      <loext:graphic-properties draw:fill="solid" draw:fill-color="#ffffff"/>
      <style:paragraph-properties fo:margin-left="1.27cm" fo:margin-right="0cm" fo:margin-top="0.03cm" fo:margin-bottom="0.03cm" style:contextual-spacing="false" fo:line-height="100%" fo:text-indent="-0.635cm" style:auto-text-indent="false" fo:background-color="#ffffff" fo:padding="0cm" fo:border="none"/>
      <style:text-properties fo:color="#0d0d0d" loext:opacity="100%" fo:font-size="12pt" style:font-size-asian="12pt" style:font-size-complex="12pt"/>
    </style:style>
    <style:style style:name="P16" style:family="paragraph" style:parent-style-name="Standard" style:list-style-name="WWNum8">
      <loext:graphic-properties draw:fill="solid" draw:fill-color="#ffffff"/>
      <style:paragraph-properties fo:margin-left="1.27cm" fo:margin-right="0cm" fo:margin-top="0.03cm" fo:margin-bottom="0.03cm" style:contextual-spacing="false" fo:line-height="100%" fo:text-indent="-0.635cm" style:auto-text-indent="false" fo:background-color="#ffffff" fo:padding="0cm" fo:border="none"/>
      <style:text-properties fo:color="#0d0d0d" loext:opacity="100%" fo:font-size="12pt" style:font-size-asian="12pt" style:font-size-complex="12pt"/>
    </style:style>
    <style:style style:name="P17" style:family="paragraph" style:parent-style-name="Standard" style:list-style-name="WWNum1">
      <loext:graphic-properties draw:fill="solid" draw:fill-color="#ffffff"/>
      <style:paragraph-properties fo:margin-left="1.27cm" fo:margin-right="0cm" fo:margin-top="0.03cm" fo:margin-bottom="0.03cm" style:contextual-spacing="false" fo:line-height="100%" fo:text-indent="-0.635cm" style:auto-text-indent="false" fo:background-color="#ffffff" fo:padding="0cm" fo:border="none"/>
      <style:text-properties fo:color="#0d0d0d" loext:opacity="100%" fo:font-size="12pt" style:font-size-asian="12pt" style:font-size-complex="12pt"/>
    </style:style>
    <style:style style:name="P18" style:family="paragraph" style:parent-style-name="Standard" style:list-style-name="WWNum3">
      <loext:graphic-properties draw:fill="solid" draw:fill-color="#ffffff"/>
      <style:paragraph-properties fo:margin-left="1.27cm" fo:margin-right="0cm" fo:margin-top="0.03cm" fo:margin-bottom="0.03cm" style:contextual-spacing="false" fo:line-height="100%" fo:text-indent="-0.635cm" style:auto-text-indent="false" fo:background-color="#ffffff" fo:padding="0cm" fo:border="none"/>
      <style:text-properties fo:color="#0d0d0d" loext:opacity="100%" fo:font-size="12pt" style:font-size-asian="12pt" style:font-size-complex="12pt"/>
    </style:style>
    <style:style style:name="T1" style:family="text">
      <style:text-properties fo:color="#0d0d0d" loext:opacity="100%" fo:font-size="12pt" style:font-size-asian="12pt" style:font-size-complex="12pt"/>
    </style:style>
    <style:style style:name="T2" style:family="text">
      <style:text-properties fo:color="#0d0d0d" loext:opacity="100%" fo:font-size="12pt" fo:font-weight="bold" style:font-size-asian="12pt" style:font-weight-asian="bold" style:font-size-complex="12pt"/>
    </style:style>
    <style:style style:name="T3" style:family="text">
      <style:text-properties fo:color="#0d0d0d" loext:opacity="100%" fo:font-size="12pt" fo:font-style="italic" style:font-size-asian="12pt" style:font-style-asian="italic" style:font-size-complex="12pt"/>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horizontal-align="center" draw:textarea-vertical-align="top" loext:decorative="false" fo:margin-left="0.318cm" fo:margin-right="0.318cm" fo:margin-top="0cm" fo:margin-bottom="0.028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elle Bihel</text:p>
      <text:p text:style-name="P2"><draw:line text:anchor-type="paragraph" draw:z-index="6" draw:name="Ligne 1" draw:style-name="gr1" draw:text-style-name="P3" svg:x1="0.032cm" svg:y1="0.193cm" svg:x2="19.211cm" svg:y2="0.161cm"><text:p/></draw:line><draw:rect text:anchor-type="as-char" style:rel-width="100%" draw:z-index="0" draw:name="Forme1" draw:style-name="gr2" draw:text-style-name="P4" svg:width="0.003cm" svg:height="0.054cm"><text:p/></draw:rect><text:span text:style-name="T1"><text:line-break/>Adresse : 23 Rue des Jardins, 14680 GOUVIX<text:line-break/>Téléphone : 06.50.47.62.10<text:line-break/>Email : estelle.bihel@sts-sio-caen.info</text:span></text:p>
      <text:p text:style-name="P5"><draw:line text:anchor-type="paragraph" draw:z-index="7" draw:name="Ligne horizontale 1" draw:style-name="gr1" draw:text-style-name="P3" svg:x1="0.016cm" svg:y1="0.309cm" svg:x2="19.114cm" svg:y2="0.309cm"><text:p/></draw:line><draw:rect text:anchor-type="as-char" style:rel-width="100%" draw:z-index="1" draw:name="Forme2" draw:style-name="gr2" draw:text-style-name="P4" svg:width="0.003cm" svg:height="0.054cm"><text:p/></draw:rect></text:p>
      <text:p text:style-name="P6"><text:bookmark text:name="_6ml34bxhuhle"/>Profil Professionnel</text:p>
      <text:p text:style-name="P7">Professionnelle expérimentée dans le domaine du support applicatif avec plus de 15 ans d’expérience au sein de la CNAF. Expertise en traitement des anomalies, assistance fonctionnelle, création de documentation métier et accompagnement des utilisateurs. Actuellement en formation pour renforcer mes compétences en développement et gestion des systèmes informatiques.</text:p>
      <text:p text:style-name="P5"><draw:line text:anchor-type="paragraph" draw:z-index="8" draw:name="Ligne 2" draw:style-name="gr1" draw:text-style-name="P3" svg:x1="-0.032cm" svg:y1="0.249cm" svg:x2="19.129cm" svg:y2="0.33cm"><text:p/></draw:line><draw:rect text:anchor-type="as-char" style:rel-width="100%" draw:z-index="2" draw:name="Forme3" draw:style-name="gr2" draw:text-style-name="P4" svg:width="0.003cm" svg:height="0.054cm"><text:p/></draw:rect></text:p>
      <text:p text:style-name="P6"><text:bookmark text:name="_e5m3x19jow73"/>Expérience Professionnelle</text:p>
      <text:p text:style-name="P8"><text:span text:style-name="T2">Assistante Applicative – DSI, CNAF (Caen)<text:line-break/></text:span><text:span text:style-name="T3">Octobre 2007 – Aujourd’hui</text:span></text:p>
      <text:list text:style-name="WWNum2">
        <text:list-item>
          <text:p text:style-name="P9">Traitement et qualification des anomalies législatives dans les environnements de production et recette.</text:p>
        </text:list-item>
        <text:list-item>
          <text:p text:style-name="P9">Conception de cas de test pour reproduire et analyser les anomalies signalées.</text:p>
        </text:list-item>
        <text:list-item>
          <text:p text:style-name="P9">Conseil et assistance aux chargés de support sur leur périmètre fonctionnel.</text:p>
        </text:list-item>
        <text:list-item>
          <text:p text:style-name="P9">Élaboration de documentation applicative pour le support.</text:p>
        </text:list-item>
        <text:list-item>
          <text:p text:style-name="P9">Proposition de solutions palliatives en attente de corrections définitives.</text:p>
        </text:list-item>
      </text:list>
      <text:p text:style-name="P8"><text:span text:style-name="T2">Assistante à l'Édition des Composants – DSI, CNAF (Caen)<text:line-break/></text:span><text:span text:style-name="T3">Janvier 2006 – Septembre 2007</text:span></text:p>
      <text:list text:style-name="WWNum6">
        <text:list-item>
          <text:p text:style-name="P10">Création et mise à jour de documentation métier en réponse aux évolutions législatives.</text:p>
        </text:list-item>
      </text:list>
      <text:p text:style-name="P8"><text:span text:style-name="T2">Technicien Conseil – CAF de Caen<text:line-break/></text:span><text:span text:style-name="T3">Décembre 2004 – Décembre 2005</text:span></text:p>
      <text:list text:style-name="WWNum4">
        <text:list-item>
          <text:p text:style-name="P11">Traitement des demandes des usagers dans le cadre de la formation Vademecaf.</text:p>
        </text:list-item>
      </text:list>
      <text:p text:style-name="P5"><draw:line text:anchor-type="paragraph" draw:z-index="9" draw:name="Ligne 3" draw:style-name="gr1" draw:text-style-name="P3" svg:x1="-0.032cm" svg:y1="0.261cm" svg:x2="18.937cm" svg:y2="0.358cm"><text:p/></draw:line><draw:rect text:anchor-type="as-char" style:rel-width="100%" draw:z-index="3" draw:name="Forme4" draw:style-name="gr2" draw:text-style-name="P4" svg:width="0.003cm" svg:height="0.054cm"><text:p/></draw:rect></text:p>
      <text:p text:style-name="P6"><text:bookmark text:name="_7h8ii9wqhwhj"/>Formation</text:p>
      <text:p text:style-name="P8"><text:span text:style-name="T2">BTS Services Informatiques aux Organisations (SIO)</text:span><text:span text:style-name="T1"><text:line-break/></text:span><text:span text:style-name="T3">2024 – En cours<text:line-break/></text:span><text:span text:style-name="T1">Établissement : Caen Sup – Alternance</text:span></text:p>
      <text:list text:style-name="WWNum7">
        <text:list-item>
          <text:p text:style-name="P12">Focus sur le développement et la gestion des systèmes informatiques.</text:p>
        </text:list-item>
      </text:list>
      <text:p text:style-name="P8"><text:span text:style-name="T2">BTS Action Commerciale</text:span><text:span text:style-name="T1"><text:line-break/></text:span><text:span text:style-name="T3">2001 – 2003<text:line-break/></text:span><text:span text:style-name="T1">Établissement : Saint Ursule, Caen</text:span></text:p>
      <text:p text:style-name="P13">Certification : Diplôme Vademecaf (06/2005).</text:p>
      <text:p text:style-name="P5"><draw:line text:anchor-type="paragraph" draw:z-index="10" draw:name="Ligne 4" draw:style-name="gr1" draw:text-style-name="P3" svg:x1="-0.032cm" svg:y1="0.265cm" svg:x2="19.05cm" svg:y2="0.313cm"><text:p/></draw:line><draw:rect text:anchor-type="as-char" style:rel-width="100%" draw:z-index="4" draw:name="Forme5" draw:style-name="gr2" draw:text-style-name="P4" svg:width="0.003cm" svg:height="0.054cm"><text:p/></draw:rect></text:p>
      <text:p text:style-name="P6"><text:bookmark text:name="_slp3lquhcuv3"/>Compétences</text:p>
      <text:p text:style-name="P14">Support et Assistance</text:p>
      <text:list text:style-name="WWNum5">
        <text:list-item>
          <text:p text:style-name="P15">Traitement et qualification des signalements des CAF : ★★★★★</text:p>
        </text:list-item>
        <text:list-item>
          <text:p text:style-name="P15">Relation et assistance aux utilisateurs : ★★★★★</text:p>
        </text:list-item>
        <text:list-item>
          <text:p text:style-name="P15">Conseil fonctionnel pour les chargés de support : ★★★★★</text:p>
        </text:list-item>
        <text:list-item>
          <text:p text:style-name="P15">Création de procédures : ★★★★☆</text:p>
        </text:list-item>
      </text:list>
      <text:p text:style-name="P14">Développement</text:p>
      <text:list text:style-name="WWNum8">
        <text:list-item>
          <text:p text:style-name="P16">HTML, CSS, PHP, JavaScript : ★☆☆☆☆</text:p>
        </text:list-item>
      </text:list>
      <text:p text:style-name="P14">Bureautique</text:p>
      <text:list text:style-name="WWNum1">
        <text:list-item>
          <text:p text:style-name="P17">Microsoft Word, Excel : ★★★★☆</text:p>
        </text:list-item>
      </text:list>
      <text:p text:style-name="P14">Langues</text:p>
      <text:list text:style-name="WWNum3">
        <text:list-item>
          <text:p text:style-name="P18">Anglais : ★★★☆☆</text:p>
        </text:list-item>
        <text:list-item>
          <text:p text:style-name="P18">Italien : ★★★☆☆</text:p>
        </text:list-item>
      </text:list>
      <text:p text:style-name="P5"><draw:line text:anchor-type="paragraph" draw:z-index="11" draw:name="Ligne horizontale 2" draw:style-name="gr1" draw:text-style-name="P3" svg:x1="-0.097cm" svg:y1="0.196cm" svg:x2="19.403cm" svg:y2="0.196cm"><text:p/></draw:line><draw:rect text:anchor-type="as-char" style:rel-width="100%" draw:z-index="5" draw:name="Forme6" draw:style-name="gr2" draw:text-style-name="P4" svg:width="0.003cm" svg:height="0.054cm"><text:p/></draw:rect></text:p>
      <text:p text:style-name="P6"><text:bookmark text:name="_kef92q9eqzhq"/>Centres d'Intérêt</text:p>
      <text:p text:style-name="P7">Fitness - Course à pi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0d0d0d"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0d0d0d"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d0d0d"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d0d0d"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d0d0d"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d0d0d"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d0d0d"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d0d0d"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499cm" fo:margin-bottom="0.499cm" fo:margin-left="0.998cm" fo:margin-right="0.998cm" fo:border-top="none" fo:border-bottom="0.06pt solid #2a6099" fo:border-left="none" fo:border-right="none" fo:padding="0.049cm" style:writing-mode="lr-tb" style:layout-grid-color="#c0c0c0" style:layout-grid-lines="28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4-12-12T16:09:03.467000000</dc:date>
    <meta:editing-duration>PT4M45S</meta:editing-duration>
    <meta:editing-cycles>2</meta:editing-cycles>
    <meta:document-statistic meta:table-count="0" meta:image-count="0" meta:object-count="0" meta:page-count="1" meta:paragraph-count="40" meta:word-count="291" meta:character-count="2002" meta:non-whitespace-character-count="1752"/>
  </office:meta>
</office:document-meta>
</file>